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20e81" officeooo:paragraph-rsid="00120e81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" officeooo:paragraph-rsid="00035c21"/>
    </style:style>
    <style:style style:name="P5" style:family="paragraph" style:parent-style-name="Standard">
      <style:text-properties style:font-name="Liberation Serif" fo:font-size="14pt" officeooo:paragraph-rsid="00035c21" style:font-size-asian="14pt" style:font-size-complex="14pt"/>
    </style:style>
    <style:style style:name="P6" style:family="paragraph" style:parent-style-name="Standard">
      <style:text-properties style:font-name="Liberation Serif" fo:font-size="13pt" officeooo:paragraph-rsid="00035c21" style:font-size-asian="13pt" style:font-size-complex="13pt"/>
    </style:style>
    <style:style style:name="P7" style:family="paragraph" style:parent-style-name="Standard">
      <style:text-properties style:font-name="Liberation Serif" fo:font-size="13pt" fo:font-style="italic" officeooo:paragraph-rsid="00035c21" style:font-size-asian="13pt" style:font-style-asian="italic" style:font-size-complex="13pt" style:font-style-complex="italic"/>
    </style:style>
    <style:style style:name="P8" style:family="paragraph" style:parent-style-name="Standard">
      <style:text-properties fo:color="#77bc65" loext:opacity="100%" style:font-name="Liberation Serif" fo:font-size="13pt" fo:font-style="italic" officeooo:paragraph-rsid="00035c21" style:font-size-asian="13pt" style:font-style-asian="italic" style:font-size-complex="13pt" style:font-style-complex="italic"/>
    </style:style>
    <style:style style:name="P9" style:family="paragraph" style:parent-style-name="Standard">
      <style:text-properties fo:color="#2a6099" loext:opacity="100%" style:font-name="Liberation Serif" fo:font-size="13pt" officeooo:paragraph-rsid="00035c21" style:font-size-asian="13pt" style:font-size-complex="13pt"/>
    </style:style>
    <style:style style:name="P10" style:family="paragraph" style:parent-style-name="Standard">
      <style:text-properties fo:color="#2a6099" loext:opacity="100%" style:font-name="Liberation Serif" fo:font-size="13pt" officeooo:rsid="00073cc3" officeooo:paragraph-rsid="00073cc3" style:font-size-asian="13pt" style:font-size-complex="13pt"/>
    </style:style>
    <style:style style:name="P11" style:family="paragraph" style:parent-style-name="Standard">
      <style:text-properties fo:color="#2a6099" loext:opacity="100%" style:font-name="Liberation Serif" fo:font-size="13pt" officeooo:rsid="00073cc3" officeooo:paragraph-rsid="00144ce7" style:font-size-asian="13pt" style:font-size-complex="13pt"/>
    </style:style>
    <style:style style:name="P12" style:family="paragraph" style:parent-style-name="Standard">
      <style:text-properties fo:color="#2a6099" loext:opacity="100%" style:font-name="Liberation Serif" fo:font-size="13pt" officeooo:paragraph-rsid="0012518b" style:font-size-asian="13pt" style:font-size-complex="13pt"/>
    </style:style>
    <style:style style:name="P13" style:family="paragraph" style:parent-style-name="Standard">
      <style:text-properties fo:color="#2a6099" loext:opacity="100%" style:font-name="Liberation Serif" fo:font-size="14pt" officeooo:paragraph-rsid="00035c21" style:font-size-asian="14pt" style:font-size-complex="14pt"/>
    </style:style>
    <style:style style:name="P14" style:family="paragraph" style:parent-style-name="Standard">
      <style:text-properties fo:color="#2a6099" loext:opacity="100%" style:font-name="Liberation Serif" officeooo:rsid="00035c21" officeooo:paragraph-rsid="00035c21"/>
    </style:style>
    <style:style style:name="P15" style:family="paragraph" style:parent-style-name="Standard" style:list-style-name="L1">
      <style:text-properties style:font-name="Liberation Serif" fo:font-size="18pt" fo:font-weight="bold" officeooo:paragraph-rsid="00035c21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text-properties style:font-name="Liberation Serif" officeooo:paragraph-rsid="00035c21"/>
    </style:style>
    <style:style style:name="P17" style:family="paragraph" style:parent-style-name="Standard" style:list-style-name="L2">
      <style:text-properties style:font-name="Liberation Serif" fo:font-size="14pt" officeooo:paragraph-rsid="0004d8f4" style:font-size-asian="14pt" style:font-size-complex="14pt"/>
    </style:style>
    <style:style style:name="P18" style:family="paragraph" style:parent-style-name="Standard" style:list-style-name="L3">
      <style:text-properties style:font-name="Liberation Serif" fo:font-size="14pt" officeooo:paragraph-rsid="00035c21" style:font-size-asian="14pt" style:font-size-complex="14pt"/>
    </style:style>
    <style:style style:name="P19" style:family="paragraph" style:parent-style-name="Standard" style:list-style-name="L4">
      <style:text-properties style:font-name="Liberation Serif" fo:font-size="14pt" fo:font-weight="bold" officeooo:paragraph-rsid="00035c21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fo:color="#2a6099" loext:opacity="100%" style:font-name="Liberation Serif" fo:font-size="13pt" officeooo:paragraph-rsid="00035c21" style:font-size-asian="13pt" style:font-size-complex="13pt"/>
    </style:style>
    <style:style style:name="P21" style:family="paragraph" style:parent-style-name="Standard" style:list-style-name="L2">
      <style:text-properties fo:color="#2a6099" loext:opacity="100%" style:font-name="Liberation Serif" fo:font-size="13pt" officeooo:paragraph-rsid="0004d8f4" style:font-size-asian="13pt" style:font-size-complex="13pt"/>
    </style:style>
    <style:style style:name="P22" style:family="paragraph" style:parent-style-name="Standard" style:list-style-name="L2">
      <style:text-properties officeooo:paragraph-rsid="0004d8f4"/>
    </style:style>
    <style:style style:name="P23" style:family="paragraph" style:parent-style-name="Standard" style:list-style-name="L3">
      <style:text-properties officeooo:paragraph-rsid="00035c21"/>
    </style:style>
    <style:style style:name="P24" style:family="paragraph" style:parent-style-name="Standard" style:list-style-name="L5">
      <style:text-properties fo:color="#000000" loext:opacity="100%" style:font-name="Liberation Serif" fo:font-size="14pt" fo:font-weight="bold" officeooo:rsid="00073cc3" officeooo:paragraph-rsid="00073cc3" style:font-size-asian="14pt" style:font-weight-asian="bold" style:font-size-complex="14pt" style:font-weight-complex="bold"/>
    </style:style>
    <style:style style:name="T1" style:family="text">
      <style:text-properties officeooo:rsid="00035c21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44ce7" style:font-size-asian="13pt" style:font-size-complex="13pt"/>
    </style:style>
    <style:style style:name="T6" style:family="text">
      <style:text-properties style:text-underline-style="solid" style:text-underline-width="auto" style:text-underline-color="font-color" fo:font-weight="bold" officeooo:rsid="0004d8f4" style:font-weight-asian="bold" style:font-weight-complex="bold"/>
    </style:style>
    <style:style style:name="T7" style:family="text">
      <style:text-properties fo:color="#77bc65" loext:opacity="100%"/>
    </style:style>
    <style:style style:name="T8" style:family="text">
      <style:text-properties fo:color="#77bc65" loext:opacity="100%" style:text-underline-style="solid" style:text-underline-width="auto" style:text-underline-color="font-color" fo:font-weight="bold" officeooo:rsid="0004d8f4" style:font-weight-asian="bold" style:font-weight-complex="bold"/>
    </style:style>
    <style:style style:name="T9" style:family="text">
      <style:text-properties fo:color="#2a6099" loext:opacity="100%" fo:font-size="13pt" style:font-size-asian="13pt" style:font-size-complex="13pt"/>
    </style:style>
    <style:style style:name="T10" style:family="text">
      <style:text-properties fo:color="#2a6099" loext:opacity="100%" fo:font-size="13pt" officeooo:rsid="000601a2" style:font-size-asian="13pt" style:font-size-complex="13pt"/>
    </style:style>
    <style:style style:name="T11" style:family="text">
      <style:text-properties fo:color="#2a6099" loext:opacity="100%" fo:font-size="13pt" officeooo:rsid="0012518b" style:font-size-asian="13pt" style:font-size-complex="13pt"/>
    </style:style>
    <style:style style:name="T12" style:family="text">
      <style:text-properties fo:color="#2a6099" loext:opacity="100%" officeooo:rsid="00035c21"/>
    </style:style>
    <style:style style:name="T13" style:family="text">
      <style:text-properties fo:color="#2a6099" loext:opacity="100%" officeooo:rsid="000a2422"/>
    </style:style>
    <style:style style:name="T14" style:family="text">
      <style:text-properties fo:color="#2a6099" loext:opacity="100%" officeooo:rsid="0014ec8e"/>
    </style:style>
    <style:style style:name="T15" style:family="text">
      <style:text-properties fo:color="#2a6099" loext:opacity="100%" officeooo:rsid="00163c73"/>
    </style:style>
    <style:style style:name="T16" style:family="text">
      <style:text-properties officeooo:rsid="000601a2"/>
    </style:style>
    <style:style style:name="T17" style:family="text">
      <style:text-properties officeooo:rsid="000869dc"/>
    </style:style>
    <style:style style:name="T18" style:family="text">
      <style:text-properties officeooo:rsid="000a2422"/>
    </style:style>
    <style:style style:name="T19" style:family="text">
      <style:text-properties officeooo:rsid="000b95f1"/>
    </style:style>
    <style:style style:name="T20" style:family="text">
      <style:text-properties officeooo:rsid="000d8aa9"/>
    </style:style>
    <style:style style:name="T21" style:family="text">
      <style:text-properties officeooo:rsid="000d97e6"/>
    </style:style>
    <style:style style:name="T22" style:family="text">
      <style:text-properties officeooo:rsid="0012518b"/>
    </style:style>
    <style:style style:name="T23" style:family="text">
      <style:text-properties officeooo:rsid="00144ce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actales</text:p>
      <text:p text:style-name="P2"/>
      <text:p text:style-name="P2"/>
      <text:list xml:id="list2412586811" text:style-name="L1">
        <text:list-item>
          <text:p text:style-name="P15"><text:span text:style-name="T1">C</text:span>omment compiler le projet</text:p>
          <text:p text:style-name="P16"/>
          <text:p text:style-name="P20">gradlew build</text:p>
        </text:list-item>
      </text:list>
      <text:p text:style-name="P2"/>
      <text:list xml:id="list5647355622399" text:continue-numbering="true" text:style-name="L1">
        <text:list-item>
          <text:p text:style-name="P15">Comment lancer les deux versions du programme</text:p>
        </text:list-item>
      </text:list>
      <text:p text:style-name="P4"/>
      <text:list xml:id="list4185567345" text:style-name="L2">
        <text:list-item>
          <text:p text:style-name="P22"><text:span text:style-name="T3">Graphique</text:span><text:span text:style-name="T2"> : </text:span></text:p>
          <text:p text:style-name="P17"/>
          <text:p text:style-name="P21">gradlew run --args="-G"</text:p>
        </text:list-item>
      </text:list>
      <text:p text:style-name="P5"/>
      <text:list xml:id="list5646924349511" text:continue-numbering="true" text:style-name="L2">
        <text:list-item>
          <text:p text:style-name="P22"><text:span text:style-name="T3">Terminal</text:span><text:span text:style-name="T2"> : </text:span></text:p>
          <text:p text:style-name="P17"/>
          <text:p text:style-name="P21">gradlew run --args="-C ..." où ... = options <text:span text:style-name="T17">telles que :</text:span></text:p>
        </text:list-item>
      </text:list>
      <text:p text:style-name="P5"/>
      <text:list xml:id="list1880170863" text:style-name="L3">
        <text:list-item>
          <text:p text:style-name="P23"><text:span text:style-name="T3">Pour Julia et Mandelbrot</text:span><text:span text:style-name="T2"> : </text:span></text:p>
          <text:p text:style-name="P18"/>
        </text:list-item>
      </text:list>
      <text:p text:style-name="P5"><text:s text:c="4"/><text:span text:style-name="T9">* nécessaires : option</text:span><text:span text:style-name="T10">s</text:span><text:span text:style-name="T9"> -cst (forme x;y)</text:span><text:span text:style-name="T11">(pour Julia)</text:span><text:span text:style-name="T9">, -p, -r (forme x1;x2;y1;y2) , -t (J/M)</text:span></text:p>
      <text:p text:style-name="P9"><text:s text:c="4"/>* facultati<text:span text:style-name="T17">ves</text:span> : option<text:span text:style-name="T16">s</text:span> -fi, -fo (forme x2+c), -col, -it, -<text:span text:style-name="T22">rad</text:span></text:p>
      <text:p text:style-name="P6"/>
      <text:p text:style-name="P7"><text:span text:style-name="T8">ex</text:span><text:span text:style-name="T7"> : "-C -cst 0.285;0.01 -p 0.01 -r -15;1;-1;1 -fi Julia -fo x2+c -col 3 -t J"</text:span></text:p>
      <text:p text:style-name="P6"/>
      <text:list xml:id="list3028945018" text:style-name="L4">
        <text:list-item>
          <text:p text:style-name="P19">Pour Sierpiński :</text:p>
          <text:p text:style-name="P19"/>
        </text:list-item>
      </text:list>
      <text:p text:style-name="P13"><text:s text:c="4"/><text:span text:style-name="T4">* nécessaires : option -o, -</text:span><text:span text:style-name="T5">t (S)</text:span></text:p>
      <text:p text:style-name="P9"><text:s text:c="4"/>* facultati<text:span text:style-name="T17">ves</text:span> : option<text:span text:style-name="T16">s</text:span> -fi, -col</text:p>
      <text:p text:style-name="P6"/>
      <text:p text:style-name="P8"><text:span text:style-name="T6">ex</text:span> : "-C -o 4 -fi Tapis "</text:p>
      <text:p text:style-name="P6"/>
      <text:p text:style-name="P6"/>
      <text:list xml:id="list5647359730188" text:continue-list="list5647355622399" text:style-name="L1">
        <text:list-item>
          <text:p text:style-name="P15">Les principaux choix techniques</text:p>
        </text:list-item>
      </text:list>
      <text:p text:style-name="P4"/>
      <text:p text:style-name="P9"/>
      <text:p text:style-name="P9">* N<text:span text:style-name="T17">ous avons utilisé </text:span>Apache Commons Cli pour gérer les arguments <text:span text:style-name="T17">de notre</text:span> ligne de <text:tab/>commande. <text:span text:style-name="T17">Nous sommes partis du principe qu’une seule ligne serait nécessaire : soit <text:tab/>on lance le mode graphique, soit on entre directement ce que l’on souhaite obtenir <text:tab/>comme fractale.</text:span></text:p>
      <text:p text:style-name="P9"/>
      <text:p text:style-name="P12">* <text:span text:style-name="T18">Nous avons p</text:span><text:span text:style-name="T22">ermis</text:span><text:span text:style-name="T18"> </text:span><text:span text:style-name="T22">à</text:span><text:span text:style-name="T18"> l’utilisateur de rentrer s</text:span><text:span text:style-name="T22">a fonction facilement :</text:span><text:span text:style-name="T18"> 3x5+2x+c.</text:span></text:p>
      <text:p text:style-name="P12"><text:span text:style-name="T22"><text:tab/>De plus, nous avons fait en sorte d’avoir un large éventail de fonctions possibles : <text:tab/>toutes les fonctions polynomiales sont possibles, mais également des fonctions avec </text:span><text:soft-page-break/><text:span text:style-name="T22"><text:tab/>cos/sin/sinh (sous certaines formes cependant) avec de plus une division sur la <text:tab/>constante (4/c, mais aussi bien x/c ou encore 1/c²).</text:span></text:p>
      <text:p text:style-name="P9"/>
      <text:p text:style-name="P9">* <text:span text:style-name="T17">Nous avons créé une c</text:span>lasse abstraite pour les Fractales <text:span text:style-name="T16">qui est étendue par</text:span> Julia, <text:tab/>Mandelbrot et Sierpiński. <text:span text:style-name="T17">Chacune va donc redéfinir les fonctions nécessaires.</text:span></text:p>
      <text:p text:style-name="P9"/>
      <text:p text:style-name="P9">* <text:span text:style-name="T17">Concernant la création d’une fractale, nous avons opté pour un B</text:span>uilder <text:span text:style-name="T17">(ce qui permet <text:tab/>d’ajouter nos éléments voulus en ayant déjà des paramètres par défauts).</text:span> </text:p>
      <text:p text:style-name="P9"/>
      <text:p text:style-name="P9">* <text:span text:style-name="T17">L’utilisation d’une </text:span>Fonction de Première classe pour <text:span text:style-name="T17">nos</text:span> fonction (<text:span text:style-name="T17">qui va </text:span>étend<text:span text:style-name="T17">re</text:span> <text:tab/>Fonction) <text:span text:style-name="T17">semblait </text:span><text:span text:style-name="T22">intelligente</text:span><text:span text:style-name="T17">.</text:span></text:p>
      <text:p text:style-name="P9"/>
      <text:p text:style-name="P9">* <text:span text:style-name="T21">Nous avons implémenté un redimensionnement de l’image générée en mode graphique <text:tab/>afin de permettre a l’utilisateur de voir sa fractale entière malgré sa taille <text:tab/>possiblement grande</text:span></text:p>
      <text:p text:style-name="P6"/>
      <text:p text:style-name="P6"/>
      <text:list xml:id="list5647241139912" text:continue-numbering="true" text:style-name="L1">
        <text:list-item>
          <text:p text:style-name="P15">Rapport sur performance des versions parallèles</text:p>
        </text:list-item>
      </text:list>
      <text:p text:style-name="P6"/>
      <text:p text:style-name="P10">Implémentation de ForkJoinPool sur nos 3 types de Fractales.</text:p>
      <text:p text:style-name="P10">Voyons les différences : </text:p>
      <text:p text:style-name="P10"/>
      <text:list xml:id="list279970117" text:style-name="L5">
        <text:list-item>
          <text:p text:style-name="P24">Pour Julia et Mandelbrot</text:p>
        </text:list-item>
      </text:list>
      <text:p text:style-name="P10"/>
      <text:p text:style-name="P10"><text:span text:style-name="T17">N</text:span>ous obtenons le même temps avec et sans programmation concurrente <text:span text:style-name="T17">(environ 3 secondes).</text:span></text:p>
      <text:p text:style-name="P11">Cependant, nous avons remarqué que la programmation concurrente <text:span text:style-name="T23">semble </text:span>plus lente <text:span text:style-name="T20">q</text:span>ue celle sans <text:span text:style-name="T20">lors de gros calculs (grand rectangle/pas)</text:span>.</text:p>
      <text:p text:style-name="P10">Au sein même de la programmation concurrente, diviser plus de fois prends <text:span text:style-name="T20">un peu</text:span> plus de temps <text:span text:style-name="T20">(cela reste quand même proportionnel au temps initial)</text:span></text:p>
      <text:p text:style-name="P10"/>
      <text:list xml:id="list5648860294256" text:continue-numbering="true" text:style-name="L5">
        <text:list-item>
          <text:p text:style-name="P24">Pour Sierpiński </text:p>
        </text:list-item>
      </text:list>
      <text:p text:style-name="P10"/>
      <text:p text:style-name="P10"><text:span text:style-name="T17">N</text:span>ous obtenons le même temps avec et sans programmation concurrente <text:span text:style-name="T17">(temps variable </text:span><text:span text:style-name="T19">de quelques secondes </text:span><text:span text:style-name="T17">selon l’ordre voulu).</text:span></text:p>
      <text:p text:style-name="P4"/>
      <text:list xml:id="list5647414412506" text:continue-list="list5647241139912" text:style-name="L1">
        <text:list-item>
          <text:p text:style-name="P15">Références aux sources</text:p>
        </text:list-item>
      </text:list>
      <text:p text:style-name="P4"/>
      <text:p text:style-name="P14"><text:a xlink:type="simple" xlink:href="https://fr.wikipedia.org/wiki/Fractale" text:style-name="Internet_20_link" text:visited-style-name="Visited_20_Internet_20_Link">https://fr.wikipedia.org/wiki/Fractale</text:a></text:p>
      <text:p text:style-name="P14"><text:a xlink:type="simple" xlink:href="https://fr.wikipedia.org/wiki/Ensemble_de_Julia" text:style-name="Internet_20_link" text:visited-style-name="Visited_20_Internet_20_Link">https://fr.wikipedia.org/wiki/Ensemble_de_Julia</text:a></text:p>
      <text:p text:style-name="P14"><text:a xlink:type="simple" xlink:href="https://fr.wikipedia.org/wiki/Ensemble_de_Mandelbrot" text:style-name="Internet_20_link" text:visited-style-name="Visited_20_Internet_20_Link">https://fr.wikipedia.org/wiki/Ensemble_de_Mandelbrot</text:a></text:p>
      <text:p text:style-name="P14"><text:a xlink:type="simple" xlink:href="https://youtu.be/Y4ICbYtBGzA" text:style-name="Internet_20_link" text:visited-style-name="Visited_20_Internet_20_Link">https://youtu.be/Y4ICbYtBGzA</text:a></text:p>
      <text:p text:style-name="P14"><text:a xlink:type="simple" xlink:href="https://fr.wikipedia.org/wiki/Tapis_de_Sierpiński" text:style-name="Internet_20_link" text:visited-style-name="Visited_20_Internet_20_Link">https://fr.wikipedia.org/wiki/Tapis_de_Sierpi%C5%84ski</text:a></text:p>
      <text:p text:style-name="P4"><text:a xlink:type="simple" xlink:href="https://fr.wikipedia.org/wiki/Liste_de_fractales_par_dimension_de_Hausdorff" text:style-name="Internet_20_link" text:visited-style-name="Visited_20_Internet_20_Link">https://fr.wikipedia.org/wiki/Liste_de_fractales_par_dimension_de_Hausdorff</text:a><text:span text:style-name="T12"> </text:span><text:span text:style-name="T13">(nous avons </text:span><text:span text:style-name="T14">essay</text:span><text:span text:style-name="T15">é</text:span><text:span text:style-name="T13"> implémenter d’autres types de fractales, mais nous ne savions pas comment procéder pour obtenir un rendu correct (notamment pour le flocon de Koch et le triangle de Sierpiński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4pt" fo:font-weight="bold" style:font-name-asian="OpenSymbol" style:font-family-asian="OpenSymbol" style:font-charset-asian="x-symbol" style:font-size-asian="12.25pt" style:font-weight-asian="bold" style:font-name-complex="OpenSymbol" style:font-family-complex="OpenSymbol" style:font-charset-complex="x-symbol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20e81" officeooo:paragraph-rsid="00120e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DAM Pauline <text:tab/>Groupe AT<text:tab/>TORIS Ug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04:59:08.695000000</meta:creation-date>
    <dc:date>2021-12-31T00:56:46.733000000</dc:date>
    <meta:editing-duration>PT35M8S</meta:editing-duration>
    <meta:editing-cycles>1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5" meta:word-count="474" meta:character-count="3133" meta:non-whitespace-character-count="2686"/>
  </office:meta>
</office:document-meta>
</file>